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Heading_20_4">
      <style:paragraph-properties fo:text-align="center" style:justify-single-word="false"/>
      <style:text-properties style:text-underline-style="none"/>
    </style:style>
    <style:style style:name="P4" style:family="paragraph" style:parent-style-name="Heading_20_4">
      <style:text-properties style:font-name="Arial"/>
    </style:style>
    <style:style style:name="P5" style:family="paragraph" style:parent-style-name="Heading_20_4">
      <style:paragraph-properties fo:text-align="center" style:justify-single-word="false"/>
      <style:text-properties style:font-name="Arial" style:text-underline-style="none"/>
    </style:style>
    <style:style style:name="P6" style:family="paragraph" style:parent-style-name="Text_20_body" style:list-style-name="L1">
      <style:paragraph-properties fo:margin-top="0in" fo:margin-bottom="0.1in" fo:text-align="start" style:justify-single-word="false" style:writing-mode="lr-tb"/>
      <style:text-properties style:font-name="Arial"/>
    </style:style>
    <style:style style:name="T1" style:family="text">
      <style:text-properties style:font-name="Arial"/>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4"><text:span text:style-name="T1">Before You </text:span><text:span text:style-name="T1">Start</text:span></text:h>
      <text:p text:style-name="P2">Please note that the user who installs this package may require "Administrator" privileges in order to properly install GraphicsMagick.</text:p>
      <text:p text:style-name="P2">While multiple versions of GraphicsMagick may be installed at one time, if your intention is to replace a prior installation of GraphicsMagick with a newer version, then it may be wise to uninstall the existing GraphicsMagick (see uninstall procedure) prior to installing the newer version.</text:p>
      <text:p text:style-name="Text_20_body"><text:span text:style-name="T1">While it is not a requirement, it is recommended that the </text:span><text:a xlink:type="simple" xlink:href="http://www.ghostscript.com/download/"><text:span text:style-name="T1">Ghostscript</text:span></text:a><text:span text:style-name="T1"> package be installed (but take care to read Ghostscript license first!). The Ghostscript binary (WIN32/WIN64) should match the GraphicsMagick binary architecture. Both WIN32 and WIN64 versions may be installed at the same time without conflict. GraphicsMagick uses Ghostscript to render Postscript and PDF files, as well as formats where a translator to Postscript is available. GraphicsMagick will also use the fonts delivered with Ghostscript to support the standard set of Adobe Postscript fonts like "Helvetica" and "Times Roman".</text:span></text:p>
      <text:h text:style-name="P5" text:outline-level="4">Installation Steps</text:h>
      <text:p text:style-name="P1"><text:s/>The following describes the steps remaining to install GraphicsMagick.</text:p>
      <text:h text:style-name="P4" text:outline-level="4">Select Destination Directory</text:h>
      <text:p text:style-name="P2">Specify what drive and directory to install GraphicsMagick into. Approximately 16MB of free disk space is required to install all of GraphicsMagick (you may choose to install a subset to save space). A message at the bottom of the screen will tell you exactly how much space is required to install the complete package. The default installation directory is similar to “C:\Program Files\GraphicsMagick-1.4-Q8”. Once you have entered the desired installation directory, then select “Next&gt;” to continue. </text:p>
      <text:h text:style-name="P4" text:outline-level="4">Select Start Menu Folder</text:h>
      <text:p text:style-name="P2">Select the folder where you would like the program's shortcuts to appear. The default should normally be satisfactory. Click on “Next&gt;” to continue. </text:p>
      <text:h text:style-name="P4" text:outline-level="4">Select Additional Tasks</text:h>
      <text:p text:style-name="P2">A screen is displayed which presents options similar to the following:</text:p>
      <text:list xml:id="list33295231" text:style-name="L1">
        <text:list-item>
          <text:p text:style-name="P6">Update executable search path</text:p>
        </text:list-item>
      </text:list>
      <text:p text:style-name="P2">"Update the executable search path" is selected by default. The remaining options default to un-selected. Select the options you prefer.</text:p>
      <text:p text:style-name="P2">Once you have made your selections, click on “Next&gt;” to continue. </text:p>
      <text:h text:style-name="P4" text:outline-level="4">Ready to Install</text:h>
      <text:p text:style-name="P2">A screen is displayed which displays the selected options. If you are not satisfied with a selected option, then click on “&lt;Back” to go back to a previous screen so that the option may be adjusted. If you are satisfied with the options and are ready to install, then select “Install”. To abort the installation entirely, select “Cancel”. </text:p>
      <text:h text:style-name="P4" text:outline-level="4">Installation Progress</text:h>
      <text:p text:style-name="P2">While the install program is performing the installation, it will display what it is doing in an installation progress window. </text:p>
      <text:h text:style-name="P4" text:outline-level="4"><text:soft-page-break/>Final Information</text:h>
      <text:p text:style-name="P2">A summary of post-install steps is provided. These steps include some commands you can execute to make sure that GraphicsMagick is working, as well as some notes about what has been installed on your system, and where to find additional information. Once you have read this information, click on “Next&gt;” to continue. </text:p>
      <text:h text:style-name="P4" text:outline-level="4">Finishing Up</text:h>
      <text:p text:style-name="P2">By default “View GraphicsMagick.html” is check-marked. This causes the GraphicsMagick web pages to be displayed in your web browser when “Finish” is selected. If you do not want to view the web pages, then de-select “View GraphicsMagick.html”. Select “Finish” to exit the installation progr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701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1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701in" fo:margin-bottom="0.1in"/>
      <style:text-properties style:font-name="Thorndale" fo:font-size="10pt" fo:font-weight="bold" style:font-name-asian="HG Mincho Light J"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racle_Open_Office/3.2$Solaris_x86 OpenOffice.org_project/320m19$Build-9505</meta:generator>
    <meta:initial-creator>Bob Friesenhahn</meta:initial-creator>
    <meta:creation-date>2003-11-30T23:24:34</meta:creation-date>
    <dc:creator>Bob Friesenhahn</dc:creator>
    <dc:date>2017-06-24T13:13:21</dc:date>
    <dc:language>en-US</dc:language>
    <meta:editing-cycles>20</meta:editing-cycles>
    <meta:editing-duration>PT00H34M30S</meta:editing-duration>
    <meta:document-statistic meta:table-count="0" meta:image-count="0" meta:object-count="0" meta:page-count="2" meta:paragraph-count="23" meta:word-count="519" meta:character-count="3304"/>
    <meta:user-defined meta:name="Info 1"/>
    <meta:user-defined meta:name="Info 2"/>
    <meta:user-defined meta:name="Info 3"/>
    <meta:user-defined meta:name="Info 4"/>
  </office:meta>
</office:document-meta>
</file>